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font-name="Symbol" fo:language="en" fo:country="US" style:font-name-complex="Symbol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font-style="normal" style:font-style-asian="normal" style:font-style-complex="normal"/>
    </style:style>
    <style:style style:name="T26" style:family="text">
      <style:text-properties style:text-position="sub 58%" style:font-name="Times New Roman1" fo:font-style="italic" style:font-style-asian="italic" style:font-style-complex="italic"/>
    </style:style>
    <style:style style:name="T27" style:family="text">
      <style:text-properties style:text-position="sub 58%" style:font-name="Times New Roman" fo:font-style="italic" style:font-style-asian="italic" style:font-style-complex="italic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1" style:family="text">
      <style:text-properties fo:language="ru" fo:country="RU" style:font-name-complex="Arial"/>
    </style:style>
    <style:style style:name="T32" style:family="text">
      <style:text-properties style:font-name="Times New Roman1" fo:font-style="italic" style:font-style-asian="italic" style:font-style-complex="italic"/>
    </style:style>
    <style:style style:name="T33" style:family="text">
      <style:text-properties style:font-name="Times New Roman1" fo:font-style="normal" style:font-style-asian="normal" style:font-style-complex="normal"/>
    </style:style>
    <style:style style:name="T34" style:family="text">
      <style:text-properties style:font-name="Times New Roman" fo:background-color="transparent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7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9">S</text:span><text:span text:style-name="T37">/</text:span><text:span text:style-name="T19">N</text:span><text:span text:style-name="T37">: <text:s text:c="2"/></text:span><text:span text:style-name="T30">$</text:span><text:span text:style-name="T17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5"><text:span text:style-name="T5">$type</text:span>: ±15%</text:p>
      <text:p text:style-name="P13"/>
      <text:p text:style-name="P3">Operating conditions:</text:p>
      <text:p text:style-name="P37"><text:span text:style-name="T14">- </text:span><text:span text:style-name="T10">Air temperature<text:tab/></text:span><text:span text:style-name="T13"><text:tab/><text:tab/><text:tab/><text:tab/>+</text:span><text:span text:style-name="T10">$temp</text:span><text:span text:style-name="T13"> °</text:span><text:span text:style-name="T10">C</text:span></text:p>
      <text:p text:style-name="P35"><text:span text:style-name="T31">- </text:span><text:span text:style-name="T18">Atmospheric pressure<text:tab/><text:tab/><text:tab/><text:tab/>98,5 kPa</text:span></text:p>
      <text:p text:style-name="P35"><text:span text:style-name="T31">- </text:span><text:span text:style-name="T18">Relative humidity<text:tab/><text:tab/><text:tab/><text:tab/>$vlag %</text:span></text:p>
      <text:p text:style-name="P36"><text:span text:style-name="T29">- </text:span>Gamma radiation background<text:tab/><text:tab/><text:tab/>$bground <text:s/>nSv/h</text:p>
      <text:p text:style-name="Standard"><text:span text:style-name="Знак_20_примечания"/></text:p>
      <text:p text:style-name="P33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4">$type</text:span><text:span text:style-name="T15"> (</text:span><text:span text:style-name="T20">γ</text:span><text:span text:style-name="T15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Dose rate at check point <text:span text:style-name="T32">Ḣ</text:span><text:span text:style-name="T28">oi</text:span><text:span text:style-name="T35">(10)</text:span></text:p>
          </table:table-cell>
          <table:table-cell table:style-name="t1.B2" table:number-rows-spanned="3" office:value-type="string">
            <text:p text:style-name="P32">Radia-tion source <text:s/>number</text:p>
          </table:table-cell>
          <table:table-cell table:style-name="t1.B2" table:number-rows-spanned="3" office:value-type="string">
            <text:p text:style-name="P22">Distan-ce to source, </text:p>
            <text:p text:style-name="P23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34">Relative gamma radiation dose rate measure-ment</text:span> error</text:p>
            <text:p text:style-name="P26"><text:span text:style-name="T32">θ</text:span><text:span text:style-name="T25">пр</text:span><text:span text:style-name="T26">i</text:span>, %</text:p>
          </table:table-cell>
          <table:table-cell table:style-name="t1.B2" table:number-rows-spanned="3" office:value-type="string">
            <text:p text:style-name="P25">Confidence limit of the intrinsic <text:s/>relative error <text:span text:style-name="T33">Δ</text:span><text:span text:style-name="T27">i</text:span>, % during calibration</text:p>
          </table:table-cell>
          <table:table-cell table:style-name="t1.K2" table:number-rows-spanned="3" office:value-type="string">
            <text:p text:style-name="P24">Limits of intrinsic relative error, </text:p>
            <text:p text:style-name="P24">% </text:p>
            <text:p text:style-name="P2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5">Back-ground</text:span>, <text:span text:style-name="T16">nSv</text:span><text:span text:style-name="T22">/</text:span><text:span text:style-name="T16">h</text:span></text:p>
          </table:table-cell>
          <table:table-cell table:style-name="t1.D3" table:number-columns-spanned="3" office:value-type="string">
            <text:p text:style-name="P28"><text:span text:style-name="T15">Measured value</text:span> <text:span text:style-name="T32">Ḣ</text:span><text:span text:style-name="T21">*</text:span><text:span text:style-name="T24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5">Average value</text:span>, <text:span text:style-name="T16">H</text:span><text:span text:style-name="T24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2">H</text:span><text:span text:style-name="T23">1</text:span></text:p>
          </table:table-cell>
          <table:table-cell table:style-name="t1.D3" office:value-type="string">
            <text:p text:style-name="P28"><text:span text:style-name="T16">H</text:span><text:span text:style-name="T23">2</text:span></text:p>
          </table:table-cell>
          <table:table-cell table:style-name="t1.D3" office:value-type="string">
            <text:p text:style-name="P28"><text:span text:style-name="T16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5">0,07</text:span> μ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5">15</text:span></text:p>
          </table:table-cell>
        </table:table-row>
        <table:table-row>
          <table:table-cell table:style-name="t1.A5" office:value-type="string">
            <text:p text:style-name="P11">0,7 μ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μ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μ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,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9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5">8</text:span></text:p>
          </table:table-cell>
          <table:table-cell table:style-name="t1.B13" office:value-type="string">
            <text:p text:style-name="P12">$1-4<text:span text:style-name="T15">8</text:span></text:p>
          </table:table-cell>
          <table:table-cell table:style-name="t1.B13" office:value-type="string">
            <text:p text:style-name="P12">$1-5<text:span text:style-name="T15">8</text:span></text:p>
          </table:table-cell>
          <table:table-cell table:style-name="t1.B13" office:value-type="string">
            <text:p text:style-name="P12">$1-6<text:span text:style-name="T15">8</text:span></text:p>
          </table:table-cell>
          <table:table-cell table:style-name="t1.B13" office:value-type="string">
            <text:p text:style-name="P12">$1-7<text:span text:style-name="T15">8</text:span></text:p>
          </table:table-cell>
          <table:table-cell table:style-name="t1.B13" office:value-type="string">
            <text:p text:style-name="P12">$1-8<text:span text:style-name="T15">8</text:span></text:p>
          </table:table-cell>
          <table:table-cell table:style-name="t1.B13" office:value-type="string">
            <text:p text:style-name="P12">$1-0<text:span text:style-name="T15">8</text:span></text:p>
          </table:table-cell>
          <table:table-cell table:style-name="t1.B13" office:value-type="string">
            <text:p text:style-name="P12">$1-1<text:span text:style-name="T15">8</text:span></text:p>
          </table:table-cell>
          <table:table-cell table:style-name="t1.B13" office:value-type="string">
            <text:p text:style-name="P12">$1-2<text:span text:style-name="T15">8</text:span>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1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09:52:35.56</dc:date>
    <meta:print-date>2019-04-03T15:18:00</meta:print-date>
    <meta:editing-cycles>154</meta:editing-cycles>
    <meta:editing-duration>PT11H47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6" meta:character-count="1425"/>
  </office:meta>
</office:document-meta>
</file>